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Noticia Text" svg:font-family="'Noticia Text'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18c7b"/>
    </style:style>
    <style:style style:name="P2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220705" officeooo:paragraph-rsid="00220705"/>
    </style:style>
    <style:style style:name="P3" style:family="paragraph" style:parent-style-name="Standard">
      <style:text-properties fo:font-variant="normal" fo:text-transform="none" fo:color="#505458" style:font-name="Consolas" fo:font-size="9.75pt" fo:letter-spacing="normal" fo:font-style="normal" fo:font-weight="normal" officeooo:rsid="00220705" officeooo:paragraph-rsid="0028f321"/>
    </style:style>
    <style:style style:name="P4" style:family="paragraph" style:parent-style-name="Standard">
      <style:text-properties fo:font-variant="normal" fo:text-transform="none" fo:color="#505458" style:font-name="Consolas" fo:font-size="9.75pt" fo:letter-spacing="normal" fo:font-style="normal" fo:font-weight="normal" officeooo:rsid="002c5503" officeooo:paragraph-rsid="002c5503"/>
    </style:style>
    <style:style style:name="P5" style:family="paragraph" style:parent-style-name="Standard">
      <style:text-properties style:text-underline-style="none" officeooo:rsid="0026d250" officeooo:paragraph-rsid="0026d250"/>
    </style:style>
    <style:style style:name="T1" style:family="text">
      <style:text-properties officeooo:rsid="00218c7b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officeooo:rsid="00220705"/>
    </style:style>
    <style:style style:name="T4" style:family="text">
      <style:text-properties style:font-name="Noticia Text" fo:font-size="10.5pt"/>
    </style:style>
    <style:style style:name="T5" style:family="text">
      <style:text-properties officeooo:rsid="0026d250"/>
    </style:style>
    <style:style style:name="T6" style:family="text">
      <style:text-properties officeooo:rsid="0027f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Ubuntu config load</text:p>
      <text:p text:style-name="P1"><text:span text:style-name="T1"><text:s/></text:span><text:span text:style-name="T2">source ~/.profil</text:span><text:span text:style-name="T3">e</text:span></text:p>
      <text:p text:style-name="P1"/>
      <text:p text:style-name="P2"><text:span text:style-name="T6">2. </text:span>find empty file -<text:span text:style-name="T6">&gt; </text:span>find . -type d -empty</text:p>
      <text:p text:style-name="P2"/>
      <text:p text:style-name="P3"><text:span text:style-name="T6">3. </text:span><text:span text:style-name="T4">To add more heap space, enter this command in your console:</text:span></text:p>
      <text:p text:style-name="P3"><text:span text:style-name="T4">echo “export MAVEN_OPTS=”-Xmx512m -XX:MaxPermSize=512m”” &gt; ~/.bash_profile</text:span></text:p>
      <text:p text:style-name="P3"><text:span text:style-name="T4"/></text:p>
      <text:p text:style-name="P4"><text:span text:style-name="T4">4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Noticia Text" svg:font-family="'Noticia Text'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8:35:36.453899001</meta:creation-date>
    <dc:date>2016-07-21T17:57:53.791218714</dc:date>
    <meta:editing-duration>PT3M9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35" meta:character-count="221" meta:non-whitespace-character-count="190"/>
  </office:meta>
</office:document-meta>
</file>